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4bd" officeooo:paragraph-rsid="000284bd"/>
    </style:style>
    <style:style style:name="P2" style:family="paragraph" style:parent-style-name="Standard">
      <style:text-properties officeooo:rsid="000284bd" officeooo:paragraph-rsid="000d5a53"/>
    </style:style>
    <style:style style:name="P3" style:family="paragraph" style:parent-style-name="Standard">
      <style:text-properties officeooo:rsid="00035b56" officeooo:paragraph-rsid="00035b56"/>
    </style:style>
    <style:style style:name="P4" style:family="paragraph" style:parent-style-name="Standard">
      <style:text-properties officeooo:rsid="00069418" officeooo:paragraph-rsid="00069418"/>
    </style:style>
    <style:style style:name="P5" style:family="paragraph" style:parent-style-name="Standard">
      <style:text-properties officeooo:rsid="00069418" officeooo:paragraph-rsid="000d5a53"/>
    </style:style>
    <style:style style:name="P6" style:family="paragraph" style:parent-style-name="Standard">
      <style:text-properties officeooo:rsid="0006bed3" officeooo:paragraph-rsid="0006bed3"/>
    </style:style>
    <style:style style:name="P7" style:family="paragraph" style:parent-style-name="Standard">
      <style:text-properties officeooo:rsid="00083863" officeooo:paragraph-rsid="00083863"/>
    </style:style>
    <style:style style:name="P8" style:family="paragraph" style:parent-style-name="Standard">
      <style:text-properties officeooo:rsid="0008a6ad" officeooo:paragraph-rsid="0008a6ad"/>
    </style:style>
    <style:style style:name="P9" style:family="paragraph" style:parent-style-name="Standard">
      <style:text-properties officeooo:rsid="000a0ddb" officeooo:paragraph-rsid="000a0ddb"/>
    </style:style>
    <style:style style:name="P10" style:family="paragraph" style:parent-style-name="Standard">
      <style:text-properties officeooo:rsid="000d5a53" officeooo:paragraph-rsid="000d5a53"/>
    </style:style>
    <style:style style:name="P11" style:family="paragraph" style:parent-style-name="Standard">
      <style:text-properties officeooo:rsid="000dc03d" officeooo:paragraph-rsid="000dc03d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8a6ad" officeooo:paragraph-rsid="0008a6ad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a0ddb" officeooo:paragraph-rsid="000a0ddb"/>
    </style:style>
    <style:style style:name="T1" style:family="text">
      <style:text-properties officeooo:rsid="00035b56"/>
    </style:style>
    <style:style style:name="T2" style:family="text">
      <style:text-properties officeooo:rsid="000d5a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***************<text:span text:style-name="T2">THIS*****************************</text:span></text:p>
      <text:p text:style-name="P2"><text:span text:style-name="T2">I. FUNCTIONS</text:span></text:p>
      <text:p text:style-name="P2"/>
      <text:p text:style-name="P2">var name = "Anchal";</text:p>
      <text:p text:style-name="P1"/>
      <text:p text:style-name="P1">function getName(){</text:p>
      <text:p text:style-name="P1"><text:s text:c="4"/>var name = "Pankaj";</text:p>
      <text:p text:style-name="P1"><text:s text:c="2"/>name = "Pooja"</text:p>
      <text:p text:style-name="P1"><text:s text:c="2"/>this.name = "Sahil";</text:p>
      <text:p text:style-name="P1"><text:s text:c="3"/>console.log("Name:"+name);</text:p>
      <text:p text:style-name="P1"><text:s text:c="2"/>console.log("this.name : "+this.name);</text:p>
      <text:p text:style-name="P1"><text:s text:c="4"/>var res = this.name;</text:p>
      <text:p text:style-name="P1"><text:s text:c="2"/>return res; <text:s/></text:p>
      <text:p text:style-name="P1">}</text:p>
      <text:p text:style-name="P1"/>
      <text:p text:style-name="P1">console.log(getName())</text:p>
      <text:p text:style-name="P1"/>
      <text:p text:style-name="P1">// var result = getName();</text:p>
      <text:p text:style-name="P1">// console.log(result);</text:p>
      <text:p text:style-name="P1"/>
      <text:p text:style-name="P1">// var object1 = new getName();</text:p>
      <text:p text:style-name="P1">// console.log(object1());</text:p>
      <text:p text:style-name="P1"/>
      <text:p text:style-name="P1"/>
      <text:p text:style-name="P1">1. this overriding -</text:p>
      <text:p text:style-name="P1"><text:s/>name – pooja</text:p>
      <text:p text:style-name="P1">this.name -sahil</text:p>
      <text:p text:style-name="P1">console – sahil</text:p>
      <text:p text:style-name="P1"/>
      <text:p text:style-name="P1">2. <text:span text:style-name="T1">removing this.name stmt</text:span></text:p>
      <text:p text:style-name="P3">name -pooja</text:p>
      <text:p text:style-name="P3">this.name – anchal</text:p>
      <text:p text:style-name="P3">console – anchal</text:p>
      <text:p text:style-name="P3"/>
      <text:p text:style-name="P10">II.OBJECTS</text:p>
      <text:p text:style-name="P4"/>
      <text:p text:style-name="P4">var name ="Anchal";</text:p>
      <text:p text:style-name="P4">var obj1 ={</text:p>
      <text:p text:style-name="P4"><text:s text:c="2"/>name:"Pooja",</text:p>
      <text:p text:style-name="P4"><text:s text:c="2"/>getuser:function(){</text:p>
      <text:p text:style-name="P4"><text:s text:c="4"/>name = "Sahil";</text:p>
      <text:p text:style-name="P4"><text:s text:c="4"/>this.name = "Pankaj";</text:p>
      <text:p text:style-name="P4"><text:s text:c="4"/>console.log("name:"+name);</text:p>
      <text:p text:style-name="P4"><text:s text:c="4"/>console.log("this.name"+this.name);</text:p>
      <text:p text:style-name="P4"><text:s text:c="2"/>}</text:p>
      <text:p text:style-name="P5">}</text:p>
      <text:p text:style-name="P5">var res = obj1.getuser();</text:p>
      <text:p text:style-name="P4">console.log(res)</text:p>
      <text:p text:style-name="P4"/>
      <text:p text:style-name="P7">var res1 = obj1.getuser.getfullname;</text:p>
      <text:p text:style-name="P7">console.log(res1())</text:p>
      <text:p text:style-name="P1"/>
      <text:p text:style-name="P6"><text:soft-page-break/>1. name-sahil</text:p>
      <text:p text:style-name="P6">this.name -pankaj</text:p>
      <text:p text:style-name="P6"/>
      <text:p text:style-name="P6">2.comment this.name</text:p>
      <text:p text:style-name="P6"/>
      <text:p text:style-name="P6">name – sahil</text:p>
      <text:p text:style-name="P6">this.name -pooja</text:p>
      <text:p text:style-name="P6"/>
      <text:p text:style-name="P6">3. comment pooja</text:p>
      <text:p text:style-name="P6">name -sahil</text:p>
      <text:p text:style-name="P6">thi.name-undefind</text:p>
      <text:p text:style-name="P6"/>
      <text:p text:style-name="P7">4.for res1------------------------------------------</text:p>
      <text:p text:style-name="P7">name -sahil</text:p>
      <text:p text:style-name="P7">this.name – pankaj</text:p>
      <text:p text:style-name="P7"/>
      <text:p text:style-name="P7">5. comment pankaj</text:p>
      <text:p text:style-name="P7">name-sahil</text:p>
      <text:p text:style-name="P7">this.name – sahil</text:p>
      <text:p text:style-name="P7"/>
      <text:p text:style-name="P8">6. change shail to var sahil(chnge frm global to functional)</text:p>
      <text:p text:style-name="P8">name -sahil</text:p>
      <text:p text:style-name="P8">this.name -anchal</text:p>
      <text:p text:style-name="P12"/>
      <text:p text:style-name="P8"/>
      <text:p text:style-name="P10">III.</text:p>
      <text:p text:style-name="P9">var name ="Anchal";</text:p>
      <text:p text:style-name="P9"/>
      <text:p text:style-name="P9">var obj1 ={</text:p>
      <text:p text:style-name="P9"/>
      <text:p text:style-name="P9"><text:s text:c="2"/>getuser:{</text:p>
      <text:p text:style-name="P9"><text:s text:c="4"/>name:"pooja",</text:p>
      <text:p text:style-name="P9"><text:s text:c="4"/></text:p>
      <text:p text:style-name="P9"><text:s text:c="3"/>getfullname : function(){</text:p>
      <text:p text:style-name="P9"><text:s text:c="3"/>var name = "Sahil";</text:p>
      <text:p text:style-name="P9"><text:s text:c="4"/>//this.name = "Pankaj";</text:p>
      <text:p text:style-name="P9"><text:s text:c="4"/>console.log("name:"+name);</text:p>
      <text:p text:style-name="P9"><text:s text:c="4"/>console.log("this.name"+this.name);</text:p>
      <text:p text:style-name="P9"><text:s text:c="4"/>return this.name;</text:p>
      <text:p text:style-name="P9"><text:s text:c="2"/>}</text:p>
      <text:p text:style-name="P9"><text:s text:c="2"/>}</text:p>
      <text:p text:style-name="P9">}</text:p>
      <text:p text:style-name="P9"/>
      <text:p text:style-name="P9"/>
      <text:p text:style-name="P9">var res = obj1.getuser.getfullname;</text:p>
      <text:p text:style-name="P9">console.log(res()) //name – sahil this.name -anchal</text:p>
      <text:p text:style-name="P9"/>
      <text:p text:style-name="P9">var res1 = obj1.getuser.getfullname(); //name-sahil this.name=pooja <text:s text:c="3"/>(this -getuser)</text:p>
      <text:p text:style-name="P9"/>
      <text:p text:style-name="P13">//console.log(res1()) </text:p>
      <text:p text:style-name="P11">NOTE : always look for handlers in expressA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34:03.204329425</meta:creation-date>
    <dc:date>2017-04-18T12:45:06.686680259</dc:date>
    <meta:editing-duration>PT1H10M5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77" meta:word-count="189" meta:character-count="1643" meta:non-whitespace-character-count="1438"/>
  </office:meta>
</office:document-meta>
</file>